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IRACLES OF JESUS (8:1-17, 23-3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IRACLES OF JESUS (8:1-17, 23-3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Curing the sick (8:1-17, 28-3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Curing the sick (8:1-17, 28-34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A leper (8:11-4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A leper (8:11-4)<text:s text:c="1"/></text:span><text:span text:style-name="a462" text:class-names=""/></text:p>
          </draw:text-box>
          <svg:title/>
          <svg:desc/>
        </draw:frame>
        <draw:frame draw:id="id90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cry (8:1-2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compassion (8:3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The command (8:4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Curing the sick (8:1-17, 28-34)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A leper (8:11-4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A centurion's servant (8:5-13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A centurion's servant (8:5-13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The favor desired by the centurion (8:5-7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faith demonstrated by the centurion (8:8-13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faith demonstrated by the centurion (8:8-13)<text:s text:c="1"/></text:span><text:span text:style-name="a510" text:class-names=""/></text:p>
          </draw:text-box>
          <svg:title/>
          <svg:desc/>
        </draw:frame>
        <draw:frame draw:id="id96" presentation:style-name="a528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The confidence (8:8-9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commendation (8:10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conclusion (8:11-12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The cure (8:13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8" draw:style-name="a529" draw:master-page-name="Master1-Layout12-tx-Title-and-Text" presentation:presentation-page-layout-name="Master1-PPL12" draw:id="Slide-263">
        <draw:frame draw:id="id97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<text:s text:c="1"/>A centurion's servant (8:5-13)<text:s text:c="1"/></text:span><text:span text:style-name="a531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The favor desired by the centurion (8:5-7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The faith demonstrated by the centurion (8:8-13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Curing the sick (8:1-17, 28-34)<text:s text:c="1"/></text:span><text:span text:style-name="a546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A leper (8:11-4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A centurion's servant (8:5-13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Peter's mother-in-law (8:14-15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Peter's mother-in-law (8:14-15)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he suffering hostess (8:14): Jesus finds her in bed with a high fever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serving hostess (8:15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Curing the sick (8:1-17, 28-34)<text:s text:c="1"/></text:span><text:span text:style-name="a579" text:class-names=""/></text:p>
          </draw:text-box>
          <svg:title/>
          <svg:desc/>
        </draw:frame>
        <draw:frame draw:id="id104" presentation:style-name="a597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A leper (8:11-4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A centurion's servant (8:5-13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Peter's mother-in-law (8:14-15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A number of demon-possessed people (8:16-17, 28-34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2" draw:style-name="a598" draw:master-page-name="Master1-Layout1-title-Title-Slide" presentation:presentation-page-layout-name="Master1-PPL1" draw:id="Slide-267">
        <draw:frame draw:id="id105" presentation:style-name="a602" draw:name="Title 1" svg:x="1.38in" svg:y="0.83in" svg:width="10.3in" svg:height="4.42in" presentation:class="title" presentation:placeholder="false">
          <draw:text-box>
            <text:p text:style-name="a601" text:class-names="" text:cond-style-name=""><text:span text:style-name="a599" text:class-names=""><text:s text:c="1"/>A number of demon-possessed people (8:16-17, 28-34)<text:s text:c="1"/></text:span><text:span text:style-name="a600" text:class-names=""/></text:p>
          </draw:text-box>
          <svg:title/>
          <svg:desc/>
        </draw:frame>
        <draw:frame draw:id="id106" presentation:style-name="a607" draw:name="Subtitle 2" svg:x="1.38in" svg:y="5.25in" svg:width="10.3in" svg:height="1.85in" presentation:class="subtitle" presentation:placeholder="false">
          <draw:text-box>
            <text:p text:style-name="a604" text:class-names="" text:cond-style-name=""><text:span text:style-name="a603" text:class-names=""><text:s text:c="1"/>On the western side of the Galilean Sea (8:16-17)<text:s text:c="1"/></text:span></text:p>
            <text:p text:style-name="a606" text:class-names="" text:cond-style-name=""><text:span text:style-name="a605" text:class-names=""/></text:p>
          </draw:text-box>
          <svg:title/>
          <svg:desc/>
        </draw:frame>
      </draw:page>
      <draw:page draw:name="Slide13" draw:style-name="a608" draw:master-page-name="Master1-Layout12-tx-Title-and-Text" presentation:presentation-page-layout-name="Master1-PPL12" draw:id="Slide-268">
        <draw:frame draw:id="id107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<text:s text:c="1"/>On the western side of the Galilean Sea (8:16-17)<text:s text:c="1"/></text:span><text:span text:style-name="a610" text:class-names=""/></text:p>
          </draw:text-box>
          <svg:title/>
          <svg:desc/>
        </draw:frame>
        <draw:frame draw:id="id108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The possessed (8:16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e prophecy (8:17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4" draw:style-name="a623" draw:master-page-name="Master1-Layout12-tx-Title-and-Text" presentation:presentation-page-layout-name="Master1-PPL12" draw:id="Slide-269">
        <draw:frame draw:id="id109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A number of demon-possessed people (8:16-17, 28-34)<text:s text:c="1"/></text:span><text:span text:style-name="a625" text:class-names=""/></text:p>
          </draw:text-box>
          <svg:title/>
          <svg:desc/>
        </draw:frame>
        <draw:frame draw:id="id110" presentation:style-name="a637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On the western side of the Galilean Sea (8:16-17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On the eastern side of the Galilean Sea (8:28-34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5" draw:style-name="a638" draw:master-page-name="Master1-Layout12-tx-Title-and-Text" presentation:presentation-page-layout-name="Master1-PPL12" draw:id="Slide-270">
        <draw:frame draw:id="id111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On the eastern side of the Galilean Sea (8:28-34)<text:s text:c="1"/></text:span><text:span text:style-name="a640" text:class-names=""/></text:p>
          </draw:text-box>
          <svg:title/>
          <svg:desc/>
        </draw:frame>
        <draw:frame draw:id="id112" presentation:style-name="a658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The Gadarene maniacs, controlled by demons (8:28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panic of these demons (8:29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 plea from these demons (8:30-31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Galilean Messiah, controller of demons (8:32-34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6" draw:style-name="a659" draw:master-page-name="Master1-Layout12-tx-Title-and-Text" presentation:presentation-page-layout-name="Master1-PPL12" draw:id="Slide-271">
        <draw:frame draw:id="id113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The Galilean Messiah, controller of demons (8:32-34)<text:s text:c="1"/></text:span><text:span text:style-name="a661" text:class-names=""/></text:p>
          </draw:text-box>
          <svg:title/>
          <svg:desc/>
        </draw:frame>
        <draw:frame draw:id="id114" presentation:style-name="a673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release (8:32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rejection (8:33-34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7" draw:style-name="a674" draw:master-page-name="Master1-Layout12-tx-Title-and-Text" presentation:presentation-page-layout-name="Master1-PPL12" draw:id="Slide-272">
        <draw:frame draw:id="id115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On the eastern side of the Galilean Sea (8:28-34)<text:s text:c="1"/></text:span><text:span text:style-name="a676" text:class-names=""/></text:p>
          </draw:text-box>
          <svg:title/>
          <svg:desc/>
        </draw:frame>
        <draw:frame draw:id="id116" presentation:style-name="a694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The Gadarene maniacs, controlled by demons (8:28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panic of these demons (8:29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plea from these demons (8:30-31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Galilean Messiah, controller of demons (8:32-34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8" draw:style-name="a695" draw:master-page-name="Master1-Layout12-tx-Title-and-Text" presentation:presentation-page-layout-name="Master1-PPL12" draw:id="Slide-273">
        <draw:frame draw:id="id117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<text:s text:c="1"/>A number of demon-possessed people (8:16-17, 28-34)<text:s text:c="1"/></text:span><text:span text:style-name="a697" text:class-names=""/></text:p>
          </draw:text-box>
          <svg:title/>
          <svg:desc/>
        </draw:frame>
        <draw:frame draw:id="id118" presentation:style-name="a709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On the western side of the Galilean Sea (8:16-17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On the eastern side of the Galilean Sea (8:28-34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19" draw:style-name="a710" draw:master-page-name="Master1-Layout12-tx-Title-and-Text" presentation:presentation-page-layout-name="Master1-PPL12" draw:id="Slide-274">
        <draw:frame draw:id="id119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<text:s text:c="1"/>Curing the sick (8:1-17, 28-34)<text:s text:c="1"/></text:span><text:span text:style-name="a712" text:class-names=""/></text:p>
          </draw:text-box>
          <svg:title/>
          <svg:desc/>
        </draw:frame>
        <draw:frame draw:id="id120" presentation:style-name="a730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<text:s text:c="1"/>A leper (8:11-4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A centurion's servant (8:5-13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Peter's mother-in-law (8:14-15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A number of demon-possessed people (8:16-17, 28-34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20" draw:style-name="a731" draw:master-page-name="Master1-Layout12-tx-Title-and-Text" presentation:presentation-page-layout-name="Master1-PPL12" draw:id="Slide-275">
        <draw:frame draw:id="id121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2" text:class-names="">THE MIRACLES OF JESUS (8:1-17, 23-34)<text:s text:c="1"/></text:span><text:span text:style-name="a733" text:class-names=""/></text:p>
          </draw:text-box>
          <svg:title/>
          <svg:desc/>
        </draw:frame>
        <draw:frame draw:id="id122" presentation:style-name="a745" draw:name="Tex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<text:s text:c="1"/>Curing the sick (8:1-17, 28-34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Calming the sea (8:23-27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</draw:page>
      <draw:page draw:name="Slide21" draw:style-name="a746" draw:master-page-name="Master1-Layout12-tx-Title-and-Text" presentation:presentation-page-layout-name="Master1-PPL12" draw:id="Slide-276">
        <draw:frame draw:id="id123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<text:s text:c="1"/>Calming the sea (8:23-27)<text:s text:c="1"/></text:span><text:span text:style-name="a748" text:class-names=""/></text:p>
          </draw:text-box>
          <svg:title/>
          <svg:desc/>
        </draw:frame>
        <draw:frame draw:id="id124" presentation:style-name="a763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<text:s text:c="1"/>The furious storm (8:23-24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The fearful sailors (8:25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The faithful Savior (8:26-27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22" draw:style-name="a764" draw:master-page-name="Master1-Layout12-tx-Title-and-Text" presentation:presentation-page-layout-name="Master1-PPL12" draw:id="Slide-277">
        <draw:frame draw:id="id125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THE MIRACLES OF JESUS (8:1-17, 23-34)<text:s text:c="1"/></text:span><text:span text:style-name="a766" text:class-names=""/></text:p>
          </draw:text-box>
          <svg:title/>
          <svg:desc/>
        </draw:frame>
        <draw:frame draw:id="id126" presentation:style-name="a778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Curing the sick (8:1-17, 28-34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Calming the sea (8:23-27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23" draw:style-name="a779" draw:master-page-name="Master1-Layout12-tx-Title-and-Text" presentation:presentation-page-layout-name="Master1-PPL12" draw:id="Slide-278">
        <draw:frame draw:id="id127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MATTHEW 8</text:span><text:span text:style-name="a781" text:class-names=""/></text:p>
          </draw:text-box>
          <svg:title/>
          <svg:desc/>
        </draw:frame>
        <draw:frame draw:id="id128" presentation:style-name="a793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THE MIRACLES OF JESUS (8:1-17, 23-34)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THE MANDATE OF JESUS (8:18-22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</draw:text-box>
          <svg:title/>
          <svg:desc/>
        </draw:frame>
      </draw:page>
      <draw:page draw:name="Slide24" draw:style-name="a794" draw:master-page-name="Master1-Layout12-tx-Title-and-Text" presentation:presentation-page-layout-name="Master1-PPL12" draw:id="Slide-279">
        <draw:frame draw:id="id129" presentation:style-name="a798" draw:name="Title 1" svg:x="1.38in" svg:y="0.4in" svg:width="10.6in" svg:height="1.44965in" presentation:class="title" presentation:placeholder="false">
          <draw:text-box>
            <text:p text:style-name="a797" text:class-names="" text:cond-style-name=""><text:span text:style-name="a795" text:class-names="">THE MANDATE OF JESUS (8:18-22):<text:s text:c="1"/></text:span><text:span text:style-name="a796" text:class-names=""/></text:p>
          </draw:text-box>
          <svg:title/>
          <svg:desc/>
        </draw:frame>
        <draw:frame draw:id="id130" presentation:style-name="a808" draw:name="Text Placeholder 2" svg:x="1.38in" svg:y="2in" svg:width="9.4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<text:s text:c="1"/>Concerning one's finances (8:18-20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Concerning one's family (8:21-22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</draw:page>
      <draw:page draw:name="Slide25" draw:style-name="a809" draw:master-page-name="Master1-Layout12-tx-Title-and-Text" presentation:presentation-page-layout-name="Master1-PPL12" draw:id="Slide-280">
        <draw:frame draw:id="id131" presentation:style-name="a813" draw:name="Title 1" svg:x="1.38in" svg:y="0.4in" svg:width="10.6in" svg:height="1.44965in" presentation:class="title" presentation:placeholder="false">
          <draw:text-box>
            <text:p text:style-name="a812" text:class-names="" text:cond-style-name=""><text:span text:style-name="a810" text:class-names="">MATTHEW 8</text:span><text:span text:style-name="a811" text:class-names=""/></text:p>
          </draw:text-box>
          <svg:title/>
          <svg:desc/>
        </draw:frame>
        <draw:frame draw:id="id132" presentation:style-name="a823" draw:name="Text Placeholder 2" svg:x="1.38in" svg:y="2in" svg:width="9.4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THE MIRACLES OF JESUS (8:1-17, 23-34)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THE MANDATE OF JESUS (8:18-22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8</dc:title>
    <meta:initial-creator>David STRICKLAND</meta:initial-creator>
    <dc:creator>David STRICKLAND</dc:creator>
    <meta:creation-date>2020-02-22T19:30:40Z</meta:creation-date>
    <dc:date>2020-02-22T19:30:41Z</dc:date>
    <meta:template xlink:href="BibleStudy" xlink:type="simple"/>
    <meta:editing-cycles>1</meta:editing-cycles>
    <meta:editing-duration>PT0S</meta:editing-duration>
    <meta:document-statistic meta:paragraph-count="84" meta:word-count="693"/>
  </office:meta>
</office:document-meta>
</file>